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svg:stroke-color="#000000" draw:marker-start-width="0.276cm" draw:marker-end-width="0.276cm" draw:fill="solid" draw:fill-color="#e6e6e6" draw:textarea-horizontal-align="justify" draw:textarea-vertical-align="middle" draw:auto-grow-height="false" fo:padding-top="0.15cm" fo:padding-bottom="0.15cm" fo:padding-left="0.275cm" fo:padding-right="0.275cm" draw:shadow="visib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102cm" svg:stroke-color="#000000" draw:marker-start="Arrow" draw:marker-start-width="0.452cm" draw:marker-end="Arrow" draw:marker-end-width="0.452cm" draw:textarea-vertical-align="middle" fo:padding-top="0.175cm" fo:padding-bottom="0.175cm" fo:padding-left="0.3cm" fo:padding-right="0.3cm"/>
    </style:style>
    <style:style style:name="gr1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objectwithoutfill">
      <style:graphic-properties svg:stroke-width="0.102cm" draw:marker-start="" draw:marker-start-width="0.352cm" draw:marker-end="Arrowheads_20_2" draw:marker-end-width="0.452cm" draw:fill="solid" draw:fill-color="#ffffff" draw:textarea-vertical-align="middle" fo:padding-top="0.175cm" fo:padding-bottom="0.175cm" fo:padding-left="0.3cm" fo:padding-right="0.3cm" draw:shadow="visible"/>
    </style:style>
    <style:style style:name="gr1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draw:fill="solid" draw:fill-color="#ffffff" draw:textarea-horizontal-align="justify" draw:textarea-vertical-align="middle" draw:auto-grow-height="false" fo:min-height="0cm" fo:min-width="0cm" fo:wrap-option="no-wrap"/>
    </style:style>
    <style:style style:name="gr23" style:family="graphic" style:parent-style-name="standard">
      <style:graphic-properties draw:fill="solid" draw:fill-color="#ffffff" draw:textarea-horizontal-align="justify" draw:textarea-vertical-align="middle" draw:auto-grow-height="false" fo:min-height="0cm" fo:min-width="0cm" fo:wrap-option="no-wrap" draw:shadow="hidden"/>
    </style:style>
    <style:style style:name="gr2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graphic-properties svg:stroke-width="0.102cm" svg:stroke-color="#ff3333" draw:marker-start="Arrowheads_20_2" draw:marker-start-width="0.452cm" draw:marker-end="" draw:marker-end-width="0.452cm" draw:textarea-vertical-align="middle" fo:padding-top="0.175cm" fo:padding-bottom="0.175cm" fo:padding-left="0.3cm" fo:padding-right="0.3cm" draw:shadow="visible"/>
    </style:style>
    <style:style style:name="gr41" style:family="graphic" style:parent-style-name="objectwithoutfill">
      <style:graphic-properties svg:stroke-width="0.102cm" svg:stroke-color="#ff3333" draw:marker-start-width="0.352cm" draw:marker-end-width="0.352cm" draw:fill="solid" draw:fill-color="#ffffff" draw:textarea-vertical-align="middle" fo:padding-top="0.175cm" fo:padding-bottom="0.175cm" fo:padding-left="0.3cm" fo:padding-right="0.3cm" draw:shadow="visible"/>
    </style:style>
    <style:style style:name="gr42" style:family="graphic" style:parent-style-name="standard">
      <style:graphic-properties svg:stroke-width="0.102cm" svg:stroke-color="#000000" draw:marker-start="Arrow" draw:marker-start-width="0.452cm" draw:marker-end="" draw:marker-end-width="0.452cm" draw:textarea-vertical-align="middle" fo:padding-top="0.175cm" fo:padding-bottom="0.175cm" fo:padding-left="0.3cm" fo:padding-right="0.3cm"/>
    </style:style>
    <style:style style:name="gr43" style:family="graphic" style:parent-style-name="objectwithoutfill">
      <style:graphic-properties svg:stroke-width="0.102cm" draw:marker-start="Arrow" draw:marker-start-width="0.352cm" draw:marker-end="" draw:marker-end-width="0.352cm" draw:fill="none" draw:textarea-vertical-align="middle" fo:padding-top="0.175cm" fo:padding-bottom="0.175cm" fo:padding-left="0.3cm" fo:padding-right="0.3cm"/>
    </style:style>
    <style:style style:name="gr44" style:family="graphic" style:parent-style-name="objectwithoutfill">
      <style:graphic-properties svg:stroke-width="0.102cm" draw:marker-start-width="0.352cm" draw:marker-end="Arrowheads_20_2" draw:marker-end-width="0.452cm" draw:fill="solid" draw:fill-color="#ffffff" draw:textarea-vertical-align="middle" fo:padding-top="0.175cm" fo:padding-bottom="0.175cm" fo:padding-left="0.3cm" fo:padding-right="0.3cm" draw:shadow="visible"/>
    </style:style>
    <style:style style:name="gr4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cm" svg:stroke-color="#808080" draw:marker-start="" draw:marker-start-width="0.276cm" draw:marker-start-center="false" draw:marker-end="" draw:marker-end-width="0.276cm" draw:marker-end-center="false" svg:stroke-opacity="100%" draw:stroke-linejoin="round" draw:fill="solid" draw:fill-color="#cfe7e5" draw:secondary-fill-color="#cfe7e5" draw:fill-gradient-name="Gradient_20_7"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text-align="center"/>
      <style:text-properties fo:text-shadow="none" fo:font-weight="bold" style:font-weight-asian="bold" style:font-weight-complex="bold"/>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Free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text-properties fo:font-weight="normal" style:font-weight-asian="normal" style:font-weight-complex="normal"/>
    </style:style>
    <style:style style:name="P7" style:family="paragraph">
      <style:paragraph-properties fo:text-align="center"/>
      <style:text-properties fo:font-weight="bold" style:font-weight-asian="bold" style:font-weight-complex="bold"/>
    </style:style>
    <style:style style:name="T1" style:family="text">
      <style:text-properties fo:font-size="24pt" fo:text-shadow="none" fo:font-weight="bold" style:font-size-asian="24pt" style:font-weight-asian="bold" style:font-size-complex="24pt" style:font-weight-complex="bold"/>
    </style:style>
    <style:style style:name="T2" style:family="text">
      <style:text-properties style:use-window-font-color="true" style:text-outline="false" style:text-line-through-style="none" style:text-position="0% 100%"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sub 58%" fo:font-family="Arial" style:font-family-generic="roman"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24pt" style:language-asian="zh" style:country-asian="CN" style:font-style-asian="normal" style:font-weight-asian="bold" style:font-family-complex="Free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fo:font-family="Arial" style:font-family-generic="roman"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6pt" style:language-asian="zh" style:country-asian="CN" style:font-style-asian="normal" style:font-weight-asian="normal"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2" draw:layer="layout" svg:width="7.62cm" svg:height="3.81cm" svg:x="2.27cm" svg:y="23.86cm">
          <text:p text:style-name="P1"><text:span text:style-name="T1">Live System</text:span></text:p>
          <draw:enhanced-geometry svg:viewBox="0 0 21600 21600" draw:type="rectangle" draw:enhanced-path="M 0 0 L 21600 0 21600 21600 0 21600 0 0 Z N"/>
        </draw:custom-shape>
        <draw:custom-shape draw:style-name="gr2" draw:text-style-name="P1" draw:layer="layout" svg:width="7.62cm" svg:height="5.08cm" svg:x="4.556cm" svg:y="3.286cm">
          <text:p/>
          <draw:enhanced-geometry svg:viewBox="0 0 21600 21600" draw:type="rectangle" draw:enhanced-path="M 0 0 L 21600 0 21600 21600 0 21600 0 0 Z N"/>
        </draw:custom-shape>
        <draw:g xml:id="id2" draw:id="id2">
          <draw:custom-shape draw:style-name="gr3"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4"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1cm" svg:height="1.27cm" svg:x="6.079cm" svg:y="7.35cm">
            <text:p text:style-name="P1"><text:span text:style-name="T5">REQ</text:span></text:p>
            <draw:enhanced-geometry svg:viewBox="0 0 21600 21600" draw:type="rectangle" draw:enhanced-path="M 0 0 L 21600 0 21600 21600 0 21600 0 0 Z N"/>
          </draw:custom-shape>
        </draw:g>
        <draw:g>
          <draw:custom-shape draw:style-name="gr7"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8"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10"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11"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12"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line draw:style-name="gr13" draw:text-style-name="P1" draw:layer="layout" svg:x1="12.684cm" svg:y1="6.08cm" svg:x2="17.129cm" svg:y2="6.08cm">
          <text:p/>
        </draw:line>
        <draw:line draw:style-name="gr13" draw:text-style-name="P1" draw:layer="layout" svg:x1="25.384cm" svg:y1="6.08cm" svg:x2="29.829cm" svg:y2="6.08cm">
          <text:p/>
        </draw:line>
        <draw:g xml:id="id3" draw:id="id3">
          <draw:custom-shape draw:style-name="gr14"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15" draw:text-style-name="P5" draw:layer="layout" svg:width="5.08cm" svg:height="1.27cm" draw:transform="rotate (-1.5707963267949) translate (25.13cm 21.32cm)">
            <text:p text:style-name="P3"><text:span text:style-name="T4">SUB</text:span></text:p>
            <draw:enhanced-geometry svg:viewBox="0 0 21600 21600" draw:mirror-horizontal="false" draw:mirror-vertical="false" draw:type="rectangle" draw:enhanced-path="M 0 0 L 21600 0 21600 21600 0 21600 0 0 Z N"/>
          </draw:custom-shape>
          <draw:custom-shape draw:style-name="gr16"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17"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connector draw:style-name="gr18" draw:text-style-name="P1" draw:layer="layout" draw:line-skew="-3.04cm 0.77cm -2.039cm" svg:x1="37.83cm" svg:y1="6.08cm" svg:x2="4.81cm" svg:y2="6.08cm" draw:start-shape="id1" draw:start-glue-point="1" draw:end-shape="id2" draw:end-glue-point="3" svg:d="m37830 6080h2540v5080h-38100v-5080h2540">
          <text:p/>
        </draw:connector>
        <draw:connector draw:style-name="gr18" draw:text-style-name="P1" draw:layer="layout" draw:line-skew="6.098cm" svg:x1="37.831cm" svg:y1="6.08cm" svg:x2="25.13cm" svg:y2="23.86cm" draw:end-shape="id3" draw:end-glue-point="1" svg:d="m37831 6080h2538v17780h-15239">
          <text:p/>
        </draw:connector>
        <draw:g xml:id="id1" draw:id="id1">
          <draw:custom-shape draw:style-name="gr19"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0"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1"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custom-shape draw:style-name="gr22" draw:text-style-name="P7" draw:layer="layout" svg:width="4.191cm" svg:height="2.54cm" svg:x="35.417cm" svg:y="14.208cm">
          <text:p text:style-name="P1"><text:span text:style-name="T6">single</text:span><text:span text:style-name="T6"><text:line-break/></text:span><text:span text:style-name="T6">ticks</text:span></text:p>
          <draw:enhanced-geometry svg:viewBox="0 0 21600 21600" draw:text-areas="3000 3320 17110 17330" draw:type="cloud-callout" draw:modifiers="21816.4122137405 -19134.82880755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3" draw:text-style-name="P1" draw:layer="layout" svg:x1="21.32cm" svg:y1="8.874cm" svg:x2="21.32cm" svg:y2="13.446cm">
          <text:p/>
        </draw:line>
        <draw:custom-shape draw:style-name="gr23" draw:text-style-name="P1" draw:layer="layout" svg:width="2.032cm" svg:height="1.27cm" svg:x="13.954cm" svg:y="5.4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1.15cm" svg:height="1.651cm" svg:x="39.862cm" svg:y="19.2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6" draw:id="id6">
          <draw:custom-shape draw:style-name="gr24"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25"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26"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5" draw:id="id5">
          <draw:custom-shape draw:style-name="gr27"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28"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draw:custom-shape draw:style-name="gr30"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31"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32"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33"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34"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35"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History</text:span><text:span text:style-name="T1"><text:line-break/></text:span><text:span text:style-name="T1">Simulation</text:span></text:p>
          <draw:enhanced-geometry svg:viewBox="0 0 21600 21600" draw:type="rectangle" draw:enhanced-path="M 0 0 L 21600 0 21600 21600 0 21600 0 0 Z N"/>
        </draw:custom-shape>
        <draw:line draw:style-name="gr13" draw:text-style-name="P1" draw:layer="layout" svg:x1="8.62cm" svg:y1="8.874cm" svg:x2="8.62cm" svg:y2="13.446cm">
          <text:p/>
        </draw:line>
        <draw:line draw:style-name="gr13" draw:text-style-name="P1" draw:layer="layout" svg:x1="12.684cm" svg:y1="6.08cm" svg:x2="17.129cm" svg:y2="6.08cm">
          <text:p/>
        </draw:line>
        <draw:line draw:style-name="gr13" draw:text-style-name="P1" draw:layer="layout" svg:x1="25.384cm" svg:y1="6.08cm" svg:x2="29.829cm" svg:y2="6.08cm">
          <text:p/>
        </draw:line>
        <draw:line draw:style-name="gr13" draw:text-style-name="P1" draw:layer="layout" svg:x1="21.32cm" svg:y1="8.874cm" svg:x2="21.32cm" svg:y2="13.446cm">
          <text:p/>
        </draw:line>
        <draw:custom-shape draw:style-name="gr22" draw:text-style-name="P7" draw:layer="layout" svg:width="5.461cm" svg:height="3.556cm" svg:x="0.492cm" svg:y="25.765cm">
          <text:p text:style-name="P1"><text:span text:style-name="T6">chunks</text:span><text:span text:style-name="T6"><text:line-break/></text:span><text:span text:style-name="T6">of ticks</text:span></text:p>
          <draw:enhanced-geometry svg:viewBox="0 0 21600 21600" draw:text-areas="3000 3320 17110 17330" draw:type="cloud-callout" draw:modifiers="24747.8579274991 -15788.58588698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36"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37"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38"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39"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0" draw:text-style-name="P1" draw:layer="layout" svg:x1="7.35cm" svg:y1="19.288cm" svg:x2="7.35cm" svg:y2="25.13cm">
            <text:p/>
          </draw:line>
          <draw:line draw:style-name="gr41" draw:text-style-name="P1" draw:layer="layout" svg:x1="17.129cm" svg:y1="25.13cm" svg:x2="7.35cm" svg:y2="25.13cm">
            <text:p/>
          </draw:line>
        </draw:g>
        <draw:g>
          <draw:line draw:style-name="gr42" draw:text-style-name="P1" draw:layer="layout" svg:x1="9.89cm" svg:y1="19.288cm" svg:x2="9.89cm" svg:y2="22.59cm">
            <text:p/>
          </draw:line>
          <draw:line draw:style-name="gr43" draw:text-style-name="P1" draw:layer="layout" svg:x1="17.129cm" svg:y1="22.59cm" svg:x2="9.89cm" svg:y2="22.59cm">
            <text:p/>
          </draw:line>
        </draw:g>
        <draw:custom-shape draw:style-name="gr22"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4" draw:text-style-name="P1" draw:layer="layout" draw:line-skew="-2.039cm" svg:x1="4.81cm" svg:y1="16.24cm" svg:x2="4.81cm" svg:y2="6.08cm" draw:start-shape="id4" draw:start-glue-point="3" draw:end-shape="id5" draw:end-glue-point="3" svg:d="m4810 16240h-2540v-10160h2540">
          <text:p/>
        </draw:connector>
        <draw:connector draw:style-name="gr44" draw:text-style-name="P1" draw:layer="layout" draw:line-skew="-2.039cm -0.635cm" svg:x1="4.81cm" svg:y1="16.24cm" svg:x2="34.02cm" svg:y2="8.62cm" draw:start-shape="id4" draw:start-glue-point="3" draw:end-shape="id6" draw:end-glue-point="2" svg:d="m4810 16240h-2540v-5080h31750v-2540">
          <text:p/>
        </draw:connector>
        <draw:g xml:id="id4" draw:id="id4">
          <draw:custom-shape draw:style-name="gr45"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46"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47"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3" draw:text-style-name="P1" draw:layer="layout" svg:width="2.032cm" svg:height="1.27cm" svg:x="13.954cm" svg:y="5.4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1.9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4.5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3" draw:style-name="dp1" draw:master-page-name="Default">
        <draw:custom-shape draw:style-name="gr2" draw:text-style-name="P1" draw:layer="layout" svg:width="7.62cm" svg:height="5.08cm" svg:x="4.556cm" svg:y="3.286cm">
          <text:p/>
          <draw:enhanced-geometry svg:viewBox="0 0 21600 21600" draw:type="rectangle" draw:enhanced-path="M 0 0 L 21600 0 21600 21600 0 21600 0 0 Z N"/>
        </draw:custom-shape>
        <draw:custom-shape draw:style-name="gr2" draw:text-style-name="P1" draw:layer="layout" svg:width="7.62cm" svg:height="5.08cm" svg:x="4.556cm" svg:y="13.954cm">
          <text:p/>
          <draw:enhanced-geometry svg:viewBox="0 0 21600 21600" draw:type="rectangle" draw:enhanced-path="M 0 0 L 21600 0 21600 21600 0 21600 0 0 Z N"/>
        </draw:custom-shape>
        <draw:g xml:id="id9" draw:id="id9">
          <draw:custom-shape draw:style-name="gr48" draw:text-style-name="P4" draw:layer="layout" svg:width="5.08cm" svg:height="2.54cm" svg:x="31.48cm" svg:y="4.81cm">
            <text:p text:style-name="P3"><text:span text:style-name="T2">OME</text:span><text:span text:style-name="T3">id</text:span></text:p>
            <draw:enhanced-geometry svg:viewBox="0 0 21600 21600" draw:type="rectangle" draw:enhanced-path="M 0 0 L 21600 0 21600 21600 0 21600 0 0 Z N"/>
          </draw:custom-shape>
          <draw:custom-shape draw:style-name="gr49" draw:text-style-name="P5" draw:layer="layout" svg:width="5.08cm" svg:height="1.27cm" draw:transform="rotate (-1.5707963267949) translate (37.83cm 3.54cm)">
            <text:p text:style-name="P3"><text:span text:style-name="T4">PUB</text:span></text:p>
            <draw:enhanced-geometry svg:viewBox="0 0 21600 21600" draw:mirror-horizontal="false" draw:mirror-vertical="false" draw:type="rectangle" draw:enhanced-path="M 0 0 L 21600 0 21600 21600 0 21600 0 0 Z N"/>
          </draw:custom-shape>
          <draw:custom-shape draw:style-name="gr50" draw:text-style-name="P5" draw:layer="layout" svg:width="5.08cm" svg:height="1.27cm" draw:transform="rotate (-1.5707963267949) translate (31.4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31.4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31.48cm" svg:y="7.35cm">
            <text:p text:style-name="P1"><text:span text:style-name="T5">SUB</text:span></text:p>
            <draw:enhanced-geometry svg:viewBox="0 0 21600 21600" draw:type="rectangle" draw:enhanced-path="M 0 0 L 21600 0 21600 21600 0 21600 0 0 Z N"/>
          </draw:custom-shape>
        </draw:g>
        <draw:g xml:id="id8" draw:id="id8">
          <draw:custom-shape draw:style-name="gr51" draw:text-style-name="P4" draw:layer="layout" svg:width="5.08cm" svg:height="2.54cm" svg:x="6.08cm" svg:y="4.81cm">
            <text:p text:style-name="P3"><text:span text:style-name="T2">CLIENT</text:span><text:span text:style-name="T3">id</text:span></text:p>
            <draw:enhanced-geometry svg:viewBox="0 0 21600 21600" draw:type="rectangle" draw:enhanced-path="M 0 0 L 21600 0 21600 21600 0 21600 0 0 Z N"/>
          </draw:custom-shape>
          <draw:custom-shape draw:style-name="gr52" draw:text-style-name="P5" draw:layer="layout" svg:width="5.08cm" svg:height="1.27cm" draw:transform="rotate (-1.5707963267949) translate (12.4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3" draw:text-style-name="P5" draw:layer="layout" svg:width="5.08cm" svg:height="1.27cm" draw:transform="rotate (-1.5707963267949) translate (6.08cm 3.54cm)">
            <text:p text:style-name="P3"><text:span text:style-name="T4">S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6.08cm" svg:y="7.35cm">
            <text:p text:style-name="P1"><text:span text:style-name="T5">REQ</text:span></text:p>
            <draw:enhanced-geometry svg:viewBox="0 0 21600 21600" draw:type="rectangle" draw:enhanced-path="M 0 0 L 21600 0 21600 21600 0 21600 0 0 Z N"/>
          </draw:custom-shape>
        </draw:g>
        <draw:g>
          <draw:custom-shape draw:style-name="gr54" draw:text-style-name="P4" draw:layer="layout" svg:width="5.08cm" svg:height="2.54cm" svg:x="18.78cm" svg:y="4.81cm">
            <text:p text:style-name="P3"><text:span text:style-name="T2">SERVER</text:span></text:p>
            <draw:enhanced-geometry svg:viewBox="0 0 21600 21600" draw:type="rectangle" draw:enhanced-path="M 0 0 L 21600 0 21600 21600 0 21600 0 0 Z N"/>
          </draw:custom-shape>
          <draw:custom-shape draw:style-name="gr55" draw:text-style-name="P5" draw:layer="layout" svg:width="5.08cm" svg:height="1.27cm" draw:transform="rotate (-1.5707963267949) translate (25.13cm 3.54cm)">
            <text:p text:style-name="P3"><text:span text:style-name="T4">REQ</text:span></text:p>
            <draw:enhanced-geometry svg:viewBox="0 0 21600 21600" draw:mirror-horizontal="false" draw:mirror-vertical="false" draw:type="rectangle" draw:enhanced-path="M 0 0 L 21600 0 21600 21600 0 21600 0 0 Z N"/>
          </draw:custom-shape>
          <draw:custom-shape draw:style-name="gr56" draw:text-style-name="P5" draw:layer="layout" svg:width="5.08cm" svg:height="1.27cm" draw:transform="rotate (-1.5707963267949) translate (18.78cm 3.54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3.54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7.35cm">
            <text:p text:style-name="P1"><text:span text:style-name="T5">REQ</text:span></text:p>
            <draw:enhanced-geometry svg:viewBox="0 0 21600 21600" draw:type="rectangle" draw:enhanced-path="M 0 0 L 21600 0 21600 21600 0 21600 0 0 Z N"/>
          </draw:custom-shape>
        </draw:g>
        <draw:g>
          <draw:custom-shape draw:style-name="gr57" draw:text-style-name="P4" draw:layer="layout" svg:width="5.08cm" svg:height="2.54cm" svg:x="18.78cm" svg:y="14.97cm">
            <text:p text:style-name="P3"><text:span text:style-name="T2">DB</text:span></text:p>
            <draw:enhanced-geometry svg:viewBox="0 0 21600 21600" draw:type="rectangle" draw:enhanced-path="M 0 0 L 21600 0 21600 21600 0 21600 0 0 Z N"/>
          </draw:custom-shape>
          <draw:custom-shape draw:style-name="gr58" draw:text-style-name="P5" draw:layer="layout" svg:width="5.08cm" svg:height="1.27cm" draw:transform="rotate (-1.5707963267949) translate (25.1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5.08cm" svg:height="1.27cm" svg:x="18.7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5.08cm" svg:height="1.27cm" svg:x="18.78cm" svg:y="17.51cm">
            <text:p text:style-name="P1"><text:span text:style-name="T5">..</text:span></text:p>
            <draw:enhanced-geometry svg:viewBox="0 0 21600 21600" draw:type="rectangle" draw:enhanced-path="M 0 0 L 21600 0 21600 21600 0 21600 0 0 Z N"/>
          </draw:custom-shape>
          <draw:custom-shape draw:style-name="gr59" draw:text-style-name="P5" draw:layer="layout" svg:width="5.08cm" svg:height="1.27cm" draw:transform="rotate (-1.5707963267949) translate (18.78cm 13.7cm)">
            <text:p text:style-name="P3"><text:span text:style-name="T4">..</text:span></text:p>
            <draw:enhanced-geometry svg:viewBox="0 0 21600 21600" draw:mirror-horizontal="true" draw:mirror-vertical="false" draw:type="rectangle" draw:enhanced-path="M 0 0 L 21600 0 21600 21600 0 21600 0 0 Z N"/>
          </draw:custom-shape>
        </draw:g>
        <draw:custom-shape draw:style-name="gr1" draw:text-style-name="P2" draw:layer="layout" svg:width="7.62cm" svg:height="3.81cm" svg:x="32.75cm" svg:y="23.86cm">
          <text:p text:style-name="P1"><text:span text:style-name="T1">Random</text:span><text:span text:style-name="T1"><text:line-break/></text:span><text:span text:style-name="T1">Simulation</text:span></text:p>
          <draw:enhanced-geometry svg:viewBox="0 0 21600 21600" draw:type="rectangle" draw:enhanced-path="M 0 0 L 21600 0 21600 21600 0 21600 0 0 Z N"/>
        </draw:custom-shape>
        <draw:line draw:style-name="gr13" draw:text-style-name="P1" draw:layer="layout" svg:x1="8.62cm" svg:y1="8.874cm" svg:x2="8.62cm" svg:y2="13.446cm">
          <text:p/>
        </draw:line>
        <draw:line draw:style-name="gr13" draw:text-style-name="P1" draw:layer="layout" svg:x1="12.684cm" svg:y1="6.08cm" svg:x2="17.129cm" svg:y2="6.08cm">
          <text:p/>
        </draw:line>
        <draw:line draw:style-name="gr13" draw:text-style-name="P1" draw:layer="layout" svg:x1="25.384cm" svg:y1="6.08cm" svg:x2="29.829cm" svg:y2="6.08cm">
          <text:p/>
        </draw:line>
        <draw:line draw:style-name="gr13" draw:text-style-name="P1" draw:layer="layout" svg:x1="21.32cm" svg:y1="8.874cm" svg:x2="21.32cm" svg:y2="13.446cm">
          <text:p/>
        </draw:line>
        <draw:custom-shape draw:style-name="gr22" draw:text-style-name="P7" draw:layer="layout" svg:width="5.461cm" svg:height="3.556cm" svg:x="0.492cm" svg:y="25.765cm">
          <text:p text:style-name="P1"><text:span text:style-name="T6">tick</text:span><text:span text:style-name="T6"><text:line-break/></text:span><text:span text:style-name="T6">statistics</text:span></text:p>
          <draw:enhanced-geometry svg:viewBox="0 0 21600 21600" draw:text-areas="3000 3320 17110 17330" draw:type="cloud-callout" draw:modifiers="34784.6210179421 -15460.66910317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60" draw:text-style-name="P4" draw:layer="layout" svg:width="5.08cm" svg:height="2.54cm" svg:x="18.78cm" svg:y="22.59cm">
            <text:p text:style-name="P3"><text:span text:style-name="T2">DB Ticks</text:span></text:p>
            <draw:enhanced-geometry svg:viewBox="0 0 21600 21600" draw:type="rectangle" draw:enhanced-path="M 0 0 L 21600 0 21600 21600 0 21600 0 0 Z N"/>
          </draw:custom-shape>
          <draw:custom-shape draw:style-name="gr61" draw:text-style-name="P5" draw:layer="layout" svg:width="5.08cm" svg:height="1.27cm" draw:transform="rotate (-1.5707963267949) translate (25.13cm 21.32cm)">
            <text:p text:style-name="P1"><text:span text:style-name="T4">SUB</text:span></text:p>
            <draw:enhanced-geometry svg:viewBox="0 0 21600 21600" draw:mirror-horizontal="false" draw:mirror-vertical="false" draw:type="rectangle" draw:enhanced-path="M 0 0 L 21600 0 21600 21600 0 21600 0 0 Z N"/>
          </draw:custom-shape>
          <draw:custom-shape draw:style-name="gr62" draw:text-style-name="P5" draw:layer="layout" svg:width="2.54cm" svg:height="1.27cm" draw:transform="rotate (-1.5707963267949) translate (18.78cm 21.32cm)">
            <text:p text:style-name="P3"><text:span text:style-name="T4">REP</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18.78cm" svg:y="21.32cm">
            <text:p text:style-name="P1"><text:span text:style-name="T5">..</text:span></text:p>
            <draw:enhanced-geometry svg:viewBox="0 0 21600 21600" draw:type="rectangle" draw:enhanced-path="M 0 0 L 21600 0 21600 21600 0 21600 0 0 Z N"/>
          </draw:custom-shape>
          <draw:custom-shape draw:style-name="gr6" draw:text-style-name="P6" draw:layer="layout" svg:width="5.08cm" svg:height="1.27cm" svg:x="18.78cm" svg:y="25.13cm">
            <text:p text:style-name="P1"><text:span text:style-name="T5">..</text:span></text:p>
            <draw:enhanced-geometry svg:viewBox="0 0 21600 21600" draw:type="rectangle" draw:enhanced-path="M 0 0 L 21600 0 21600 21600 0 21600 0 0 Z N"/>
          </draw:custom-shape>
          <draw:custom-shape draw:style-name="gr63" draw:text-style-name="P5" draw:layer="layout" svg:width="2.54cm" svg:height="1.27cm" draw:transform="rotate (-1.5707963267949) translate (18.78cm 23.86cm)">
            <text:p text:style-name="P3"><text:span text:style-name="T4">PUSH</text:span></text:p>
            <draw:enhanced-geometry svg:viewBox="0 0 21600 21600" draw:mirror-horizontal="true" draw:mirror-vertical="false" draw:type="rectangle" draw:enhanced-path="M 0 0 L 21600 0 21600 21600 0 21600 0 0 Z N"/>
          </draw:custom-shape>
        </draw:g>
        <draw:g>
          <draw:line draw:style-name="gr42" draw:text-style-name="P1" draw:layer="layout" svg:x1="9.89cm" svg:y1="19.288cm" svg:x2="9.89cm" svg:y2="22.59cm">
            <text:p/>
          </draw:line>
          <draw:line draw:style-name="gr43" draw:text-style-name="P1" draw:layer="layout" svg:x1="17.129cm" svg:y1="22.59cm" svg:x2="9.89cm" svg:y2="22.59cm">
            <text:p/>
          </draw:line>
        </draw:g>
        <draw:custom-shape draw:style-name="gr22" draw:text-style-name="P7" draw:layer="layout" svg:width="4.191cm" svg:height="2.54cm" svg:x="35.418cm" svg:y="14.208cm">
          <text:p text:style-name="P1"><text:span text:style-name="T6">single</text:span><text:span text:style-name="T6"><text:line-break/></text:span><text:span text:style-name="T6">ticks</text:span></text:p>
          <draw:enhanced-geometry svg:viewBox="0 0 21600 21600" draw:text-areas="3000 3320 17110 17330" draw:type="cloud-callout" draw:modifiers="-3869.65648854962 -20715.93860684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4" draw:text-style-name="P1" draw:layer="layout" draw:line-skew="-2.039cm" svg:x1="4.81cm" svg:y1="16.24cm" svg:x2="4.81cm" svg:y2="6.08cm" draw:start-shape="id7" draw:start-glue-point="3" draw:end-shape="id8" draw:end-glue-point="3" svg:d="m4810 16240h-2540v-10160h2540">
          <text:p/>
        </draw:connector>
        <draw:connector draw:style-name="gr44" draw:text-style-name="P1" draw:layer="layout" draw:line-skew="-2.039cm -0.635cm" svg:x1="4.81cm" svg:y1="16.24cm" svg:x2="34.02cm" svg:y2="8.62cm" draw:start-shape="id7" draw:start-glue-point="3" draw:end-shape="id9" draw:end-glue-point="2" svg:d="m4810 16240h-2540v-5080h31750v-2540">
          <text:p/>
        </draw:connector>
        <draw:g xml:id="id7" draw:id="id7">
          <draw:custom-shape draw:style-name="gr64" draw:text-style-name="P4" draw:layer="layout" svg:width="5.08cm" svg:height="2.54cm" svg:x="6.08cm" svg:y="14.97cm">
            <text:p text:style-name="P3"><text:span text:style-name="T2">SIM</text:span><text:span text:style-name="T3">id</text:span></text:p>
            <draw:enhanced-geometry svg:viewBox="0 0 21600 21600" draw:type="rectangle" draw:enhanced-path="M 0 0 L 21600 0 21600 21600 0 21600 0 0 Z N"/>
          </draw:custom-shape>
          <draw:custom-shape draw:style-name="gr65" draw:text-style-name="P5" draw:layer="layout" svg:width="5.08cm" svg:height="1.27cm" draw:transform="rotate (-1.5707963267949) translate (6.08cm 13.7cm)">
            <text:p text:style-name="P3"><text:span text:style-name="T4">PUB</text:span></text:p>
            <draw:enhanced-geometry svg:viewBox="0 0 21600 21600" draw:mirror-horizontal="true" draw:mirror-vertical="false" draw:type="rectangle" draw:enhanced-path="M 0 0 L 21600 0 21600 21600 0 21600 0 0 Z N"/>
          </draw:custom-shape>
          <draw:custom-shape draw:style-name="gr6" draw:text-style-name="P6" draw:layer="layout" svg:width="5.08cm" svg:height="1.27cm" svg:x="6.08cm" svg:y="13.7cm">
            <text:p text:style-name="P1"><text:span text:style-name="T5">REP</text:span></text:p>
            <draw:enhanced-geometry svg:viewBox="0 0 21600 21600" draw:type="rectangle" draw:enhanced-path="M 0 0 L 21600 0 21600 21600 0 21600 0 0 Z N"/>
          </draw:custom-shape>
          <draw:custom-shape draw:style-name="gr6" draw:text-style-name="P6" draw:layer="layout" svg:width="2.54cm" svg:height="1.27cm" svg:x="6.08cm" svg:y="17.51cm">
            <text:p text:style-name="P1"><text:span text:style-name="T5">PULL</text:span></text:p>
            <draw:enhanced-geometry svg:viewBox="0 0 21600 21600" draw:type="rectangle" draw:enhanced-path="M 0 0 L 21600 0 21600 21600 0 21600 0 0 Z N"/>
          </draw:custom-shape>
          <draw:custom-shape draw:style-name="gr66" draw:text-style-name="P5" draw:layer="layout" svg:width="5.08cm" svg:height="1.27cm" draw:transform="rotate (-1.5707963267949) translate (12.43cm 13.7cm)">
            <text:p text:style-name="P3"><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54cm" svg:height="1.27cm" svg:x="8.62cm" svg:y="17.51cm">
            <text:p text:style-name="P1"><text:span text:style-name="T5">REQ</text:span></text:p>
            <draw:enhanced-geometry svg:viewBox="0 0 21600 21600" draw:type="rectangle" draw:enhanced-path="M 0 0 L 21600 0 21600 21600 0 21600 0 0 Z N"/>
          </draw:custom-shape>
        </draw:g>
        <draw:custom-shape draw:style-name="gr23" draw:text-style-name="P1" draw:layer="layout" svg:width="2.032cm" svg:height="1.27cm" svg:x="13.954cm" svg:y="5.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10.6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 draw:layer="layout" svg:width="2.032cm" svg:height="1.27cm" svg:x="13.954cm" svg:y="21.9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0 564 564 567 567-567-567-564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9T22:03:35</meta:creation-date>
    <dc:date>2012-01-10T18:30:20</dc:date>
    <meta:editing-duration>PT5H5M46S</meta:editing-duration>
    <meta:editing-cycles>47</meta:editing-cycles>
    <meta:generator>LibreOffice/3.4$Linux LibreOffice_project/340m1$Build-402</meta:generator>
    <meta:document-statistic meta:object-count="156"/>
  </office:meta>
</office:document-meta>
</file>